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Nimbus Sans" svg:font-family="'Nimbus Sans'" style:font-family-generic="swiss" style:font-pitch="variable"/>
    <style:font-face style:name="Noto Sans" svg:font-family="'Noto Sans'" style:font-family-generic="swiss" style:font-pitch="variable"/>
    <style:font-face style:name="Times New Roman" svg:font-family="'Times New Roman'" style:font-family-generic="roman" style:font-pitch="variable"/>
  </office:font-face-decls>
  <office:automatic-styles>
    <style:style style:name="P1" style:family="paragraph" style:parent-style-name="Text_20_body_20__28_user_29_">
      <style:paragraph-properties fo:margin-top="0cm" fo:margin-bottom="0cm" style:contextual-spacing="false" fo:line-height="135%"/>
    </style:style>
    <style:style style:name="P2" style:family="paragraph" style:parent-style-name="Text_20_body_20__28_user_29_">
      <style:paragraph-properties fo:margin-top="0cm" fo:margin-bottom="0.494cm" style:contextual-spacing="false" fo:line-height="135%"/>
    </style:style>
    <style:style style:name="P3" style:family="paragraph" style:parent-style-name="Text_20_body_20__28_user_29_">
      <style:paragraph-properties fo:margin-top="0.494cm" fo:margin-bottom="0.494cm" style:contextual-spacing="false" fo:line-height="135%"/>
    </style:style>
    <style:style style:name="P4" style:family="paragraph" style:parent-style-name="Text_20_body_20__28_user_29_">
      <style:paragraph-properties fo:margin-top="0.494cm" fo:margin-bottom="0.494cm" style:contextual-spacing="false" fo:line-height="135%"/>
      <style:text-properties officeooo:paragraph-rsid="001a13cc"/>
    </style:style>
    <style:style style:name="P5" style:family="paragraph" style:parent-style-name="Text_20_body_20__28_user_29_">
      <style:paragraph-properties fo:margin-top="0.494cm" fo:margin-bottom="0.494cm" style:contextual-spacing="false" fo:line-height="135%"/>
      <style:text-properties fo:color="#000000" loext:opacity="100%" style:font-name="Calibri" fo:language="en" fo:country="US" style:font-name-complex="Calibri1"/>
    </style:style>
    <style:style style:name="P6" style:family="paragraph" style:parent-style-name="Text_20_body_20__28_user_29_">
      <style:paragraph-properties fo:margin-left="8.742cm" fo:margin-right="0cm" fo:margin-top="0cm" fo:margin-bottom="0cm" style:contextual-spacing="false" fo:line-height="120%" fo:text-indent="1.249cm" style:auto-text-indent="false">
        <style:tab-stops/>
      </style:paragraph-properties>
    </style:style>
    <style:style style:name="P7" style:family="paragraph" style:parent-style-name="Text_20_body">
      <style:paragraph-properties fo:margin-left="8.742cm" fo:margin-right="0cm" fo:margin-top="0cm" fo:margin-bottom="0cm" style:contextual-spacing="false" fo:line-height="120%" fo:text-align="end" style:justify-single-word="false" fo:text-indent="1.249cm" style:auto-text-indent="false">
        <style:tab-stops/>
      </style:paragraph-properties>
    </style:style>
    <style:style style:name="P8" style:family="paragraph" style:parent-style-name="Sender">
      <style:paragraph-properties fo:text-align="end" style:justify-single-word="false"/>
      <style:text-properties style:font-name="Calibri" fo:font-weight="normal" style:font-weight-asian="normal" style:font-weight-complex="normal"/>
    </style:style>
    <style:style style:name="P9" style:family="paragraph" style:parent-style-name="Standard">
      <style:text-properties style:font-name="Calibri" fo:language="en" fo:country="US"/>
    </style:style>
    <style:style style:name="P10" style:family="paragraph" style:parent-style-name="Text_20_body_20__28_user_29_">
      <style:paragraph-properties fo:margin-top="0.494cm" fo:margin-bottom="0.494cm" style:contextual-spacing="false" fo:line-height="135%"/>
      <style:text-properties style:font-name="Calibri" fo:language="en" fo:country="US"/>
    </style:style>
    <style:style style:name="P11" style:family="paragraph" style:parent-style-name="Standard">
      <style:text-properties style:font-name="Calibri"/>
    </style:style>
    <style:style style:name="P12" style:family="paragraph" style:parent-style-name="Text_20_body_20__28_user_29_" style:master-page-name="MP0">
      <style:paragraph-properties fo:margin-top="0cm" fo:margin-bottom="0cm" style:contextual-spacing="false" fo:line-height="135%" style:page-number="auto" fo:break-before="page"/>
    </style:style>
    <style:style style:name="P13" style:family="paragraph" style:parent-style-name="Text_20_body_20__28_user_29_">
      <style:paragraph-properties fo:margin-top="0.494cm" fo:margin-bottom="0.494cm" style:contextual-spacing="false" fo:line-height="135%"/>
    </style:style>
    <style:style style:name="T1" style:family="text">
      <style:text-properties fo:color="#000000" loext:opacity="100%" style:font-name="Calibri" style:font-name-complex="Calibri1"/>
    </style:style>
    <style:style style:name="T2" style:family="text">
      <style:text-properties fo:color="#000000" loext:opacity="100%" style:font-name="Calibri" fo:language="it" fo:country="IT" style:font-name-complex="Calibri1"/>
    </style:style>
    <style:style style:name="T3" style:family="text">
      <style:text-properties fo:color="#000000" loext:opacity="100%" style:font-name="Calibri" fo:language="de" fo:country="CH" fo:font-weight="normal" style:font-weight-asian="normal" style:font-name-complex="Calibri1" style:font-weight-complex="normal"/>
    </style:style>
    <style:style style:name="T4" style:family="text">
      <style:text-properties fo:color="#000000" loext:opacity="100%" style:font-name="Calibri" fo:language="de" fo:country="CH" style:font-name-complex="Calibri1"/>
    </style:style>
    <style:style style:name="T5" style:family="text">
      <style:text-properties fo:color="#000000" loext:opacity="100%" style:font-name="Calibri" fo:language="de" fo:country="CH" officeooo:rsid="00241aba" style:font-name-complex="Calibri1"/>
    </style:style>
    <style:style style:name="T6" style:family="text">
      <style:text-properties fo:color="#000000" loext:opacity="100%" style:font-name="Calibri" fo:language="en" fo:country="US" style:font-name-complex="Calibri1"/>
    </style:style>
    <style:style style:name="T7" style:family="text">
      <style:text-properties fo:color="#000000" loext:opacity="100%" style:font-name="Calibri" fo:language="en" fo:country="US" officeooo:rsid="0017cb9c" style:font-name-complex="Calibri1"/>
    </style:style>
    <style:style style:name="T8" style:family="text">
      <style:text-properties fo:color="#000000" loext:opacity="100%" style:font-name="Calibri" fo:language="en" fo:country="US" officeooo:rsid="00241aba" style:font-name-complex="Calibri1"/>
    </style:style>
    <style:style style:name="T9" style:family="text">
      <style:text-properties fo:color="#000000" loext:opacity="100%" style:font-name="Calibri" fo:language="en" fo:country="US" officeooo:rsid="001a1883" style:font-name-complex="Calibri1"/>
    </style:style>
    <style:style style:name="T10" style:family="text">
      <style:text-properties fo:color="#ff0000" loext:opacity="100%" style:font-name="Calibri" fo:language="de" fo:country="CH" style:font-name-complex="Calibri1"/>
    </style:style>
    <style:style style:name="T11" style:family="text">
      <style:text-properties fo:color="#ff0000" loext:opacity="100%" style:font-name="Calibri" fo:language="de" fo:country="CH" officeooo:rsid="00241aba" style:font-name-complex="Calibri1"/>
    </style:style>
    <style:style style:name="T12" style:family="text">
      <style:text-properties fo:color="#ff0000" loext:opacity="100%" style:font-name="Calibri" fo:language="de" fo:country="CH" officeooo:rsid="0017aa5d" style:font-name-complex="Calibri1"/>
    </style:style>
    <style:style style:name="T13" style:family="text">
      <style:text-properties fo:color="#ff0000" loext:opacity="100%" style:font-name="Calibri" fo:language="de" fo:country="CH" officeooo:rsid="0017cb9c" style:font-name-complex="Calibri1"/>
    </style:style>
    <style:style style:name="T14" style:family="text">
      <style:text-properties fo:color="#ff0000" loext:opacity="100%" style:font-name="Calibri" fo:language="en" fo:country="US" style:font-name-complex="Calibri1"/>
    </style:style>
    <style:style style:name="T15" style:family="text">
      <style:text-properties fo:color="#ff0000" loext:opacity="100%" style:font-name="Calibri" fo:language="en" fo:country="US" officeooo:rsid="00241aba" style:font-name-complex="Calibri1"/>
    </style:style>
    <style:style style:name="T16" style:family="text">
      <style:text-properties fo:color="#ff0000" loext:opacity="100%" style:font-name="Calibri" fo:language="en" fo:country="US" officeooo:rsid="0025f91b"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docs-internal-guid-844e671e-7fff-2f7f-3f"/><text:span text:style-name="Absatz-Standardschriftart"><text:span text:style-name="T1">Sander Stammbach<text:line-break/>Rainweg 11</text:span></text:span></text:p>
      <text:p text:style-name="P1"><text:span text:style-name="Absatz-Standardschriftart"><text:span text:style-name="T1">4450 Sissach</text:span></text:span></text:p>
      <text:p text:style-name="P1"><text:span text:style-name="Absatz-Standardschriftart"><text:span text:style-name="T1">Schweiz<text:line-break/>Tel: +41 79 589 32 69</text:span></text:span></text:p>
      <text:p text:style-name="P2"><text:span text:style-name="Absatz-Standardschriftart"><text:span text:style-name="T2">E-Mail: sander.stammbach@oultook.com</text:span></text:span></text:p>
      <text:p text:style-name="P7"><text:span text:style-name="Absatz-Standardschriftart"><text:span text:style-name="T3">Université de Genève</text:span></text:span></text:p>
      <text:p text:style-name="P8">Department of Applied Physics<text:line-break/>Quantum Technologies<text:line-break/>Rue de l'Ecole-De-Médecine 20<text:line-break/>1205 Genève<text:line-break/>Suisse / Switzerland</text:p>
      <text:p text:style-name="P6"><text:span text:style-name="Absatz-Standardschriftart"><text:span text:style-name="T4"/></text:span></text:p>
      <text:p text:style-name="P4"><text:span text:style-name="Absatz-Standardschriftart"><text:span text:style-name="T4">Dear Professor </text:span></text:span><text:span text:style-name="Absatz-Standardschriftart"><text:span text:style-name="T5">Nicolas Brunner</text:span></text:span><text:span text:style-name="Absatz-Standardschriftart"><text:span text:style-name="T4">,</text:span></text:span></text:p>
      <text:p text:style-name="P3"><text:span text:style-name="Absatz-Standardschriftart"><text:span text:style-name="T4">My name is Sander Stammbach, </text:span></text:span><text:span text:style-name="Absatz-Standardschriftart"><text:span text:style-name="T10">I got informed about your </text:span></text:span><text:span text:style-name="Absatz-Standardschriftart"><text:span text:style-name="T11">group</text:span></text:span><text:span text:style-name="Absatz-Standardschriftart"><text:span text:style-name="T10"> </text:span></text:span><text:span text:style-name="Absatz-Standardschriftart"><text:span text:style-name="T12">from my Prof</text:span></text:span><text:span text:style-name="Absatz-Standardschriftart"><text:span text:style-name="T13">essor</text:span></text:span><text:span text:style-name="Absatz-Standardschriftart"><text:span text:style-name="T12"> Patrick Potts.</text:span></text:span><text:span text:style-name="Absatz-Standardschriftart"><text:span text:style-name="T6"> I took my master's exam by Dr. James Wooten from IMB Zürich on the topic of quantum computing. </text:span></text:span><text:span text:style-name="Absatz-Standardschriftart"><text:span text:style-name="T7">After that I proceed my masters thesis </text:span></text:span><text:span text:style-name="Absatz-Standardschriftart"><text:span text:style-name="T6"><text:s/></text:span></text:span><text:span text:style-name="Absatz-Standardschriftart"><text:span text:style-name="T7">by Professor Potts in quantum thermodynamics. </text:span></text:span></text:p>
      <text:p text:style-name="P3"><text:span text:style-name="Absatz-Standardschriftart"><text:span text:style-name="T15">The very first paper I encountered from your </text:span></text:span><text:span text:style-name="Absatz-Standardschriftart"><text:span text:style-name="T16">body of </text:span></text:span><text:span text:style-name="Absatz-Standardschriftart"><text:span text:style-name="T15">work immediately captivated my interest. Your theoretical exploration into the impact of measurements on non-local correlation was profoundly compelling, to the extent that I could envision dedicating four years to delving into this field. Furthermore, your research on quantum memory represents a significant contribution to the advancement of future quantum computing endeavors. </text:span></text:span><text:span text:style-name="Absatz-Standardschriftart"><text:span text:style-name="T14">. I </text:span></text:span><text:span text:style-name="Absatz-Standardschriftart"><text:span text:style-name="T6">piqued my interest instantly, as it is the perfect opportunity to further my studies in the field of quantum </text:span></text:span><text:span text:style-name="Absatz-Standardschriftart"><text:span text:style-name="T8">theory</text:span></text:span><text:span text:style-name="Absatz-Standardschriftart"><text:span text:style-name="T6"> after the completion of my master’s degree. My objective has always been to become a physicist, which is why I did my bachelor’s degree in physics at the University of Basel. Throughout my studies, I learned to code in Python, Fortran, Java, and </text:span></text:span><text:span text:style-name="Absatz-Standardschriftart"><text:span text:style-name="T8">many</text:span></text:span><text:span text:style-name="Absatz-Standardschriftart"><text:span text:style-name="T6"> other programming languages. During my master's studies, I focused on theoretical </text:span></text:span><text:soft-page-break/><text:span text:style-name="Absatz-Standardschriftart"><text:span text:style-name="T6">quantum physics. As I am especially interested in this field. In addition, I attended lectures about high-energy particle physics as well as quantum field theory. Moreover, I worked in Professor Pott’s group on theoretical quantum thermodynamics. Finally, my master’s thesis consisted of researching numerical simulations, where I focused on full counting statistics.</text:span></text:span></text:p>
      <text:p text:style-name="P4"><text:span text:style-name="Absatz-Standardschriftart"><text:span text:style-name="T6">Now that I have completed my master’s degree, I would like to further my studies in a PhD position. As a PhD. student, I would love to be part of the research development and to make significant contributions to your work on quantum </text:span></text:span><text:span text:style-name="Absatz-Standardschriftart"><text:span text:style-name="T9">the</text:span></text:span><text:span text:style-name="Absatz-Standardschriftart"><text:span text:style-name="T8">ory</text:span></text:span><text:span text:style-name="Absatz-Standardschriftart"><text:span text:style-name="T6"> using my expertise in numerical and analytical skills, in quantum physics.</text:span></text:span></text:p>
      <text:p text:style-name="P3"><text:span text:style-name="Absatz-Standardschriftart"><text:span text:style-name="T6">I am a strongly resilient researcher with a high-stress tolerance. </text:span></text:span><text:span text:style-name="Absatz-Standardschriftart"><text:span text:style-name="T14">During the last year of my master's programme, </text:span></text:span><text:span text:style-name="Absatz-Standardschriftart"><text:span text:style-name="T6">I participated in various humanitarian aid trips to the Ukrainian warzone. This experience taught me how to keep calm in stressful situations and how to look for the best solution while considering all circumstances and to be helpful in this situation.</text:span></text:span></text:p>
      <text:p text:style-name="P3"><text:span text:style-name="Absatz-Standardschriftart"><text:span text:style-name="T6">I would like to thank you in advance for your consideration, and I look forward to meeting you in person to discuss the possibility of my appointment.</text:span></text:span></text:p>
      <text:p text:style-name="P10"/>
      <text:p text:style-name="P5">Yours sincerely,</text:p>
      <text:p text:style-name="P10"/>
      <text:p text:style-name="P5">Sander Stammbach</text:p>
      <text:p text:style-name="P9"/>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Nimbus Sans" svg:font-family="'Nimbus Sans'" style:font-family-generic="swiss" style:font-pitch="variable"/>
    <style:font-face style:name="Noto Sans" svg:font-family="'Noto Sans'"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de" fo:country="CH" fo:font-style="normal" style:text-underline-style="none" fo:font-weight="normal" style:letter-kerning="tru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de" fo:country="CH" fo:font-style="normal" style:text-underline-style="none" fo:font-weight="normal" style:letter-kerning="tru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vertical-align="baseline"/>
      <style:text-properties style:font-name="DejaVu Serif" fo:font-family="'DejaVu Serif'" style:font-family-generic="roman" style:font-pitch="variable" fo:font-size="12pt" fo:language="de" fo:country="DE" style:font-name-asian="Noto Sans" style:font-family-asian="'Noto Sans'" style:font-family-generic-asian="swiss"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499cm" style:contextual-spacing="false" fo:line-height="115%"/>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Absatz-Standardschriftar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dc:description/>
    <dc:subject/>
    <meta:initial-creator>Oberli Marianne</meta:initial-creator>
    <meta:creation-date>2023-11-28T11:06:00Z</meta:creation-date>
    <dc:date>2024-01-25T15:32:56.008530747</dc:date>
    <meta:editing-cycles>8</meta:editing-cycles>
    <meta:editing-duration>PT3H3M49S</meta:editing-duration>
    <meta:document-statistic meta:table-count="0" meta:image-count="0" meta:object-count="0" meta:page-count="2" meta:paragraph-count="14" meta:word-count="420" meta:character-count="2659" meta:non-whitespace-character-count="2251"/>
    <meta:template xlink:type="simple" xlink:actuate="onRequest" xlink:title="" xlink:href="../../../.config/Mailspring/files/4a/4r/4a4r5fdglp2dp2d2fqnesnzxl3uwc9mpl7oibe6dz/SanderStammbach_LMU_3.odt/Normal"/>
  </office:meta>
</office:document-meta>
</file>